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mension.Dimension( Measure width , Measur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mension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.Dimension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mension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.setHeight( Measur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mension.setWidth( Measur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